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15cf" officeooo:paragraph-rsid="001015cf"/>
    </style:style>
    <style:style style:name="P2" style:family="paragraph" style:parent-style-name="Standard">
      <style:text-properties officeooo:rsid="00116642" officeooo:paragraph-rsid="00116642"/>
    </style:style>
    <style:style style:name="P3" style:family="paragraph" style:parent-style-name="Standard">
      <style:text-properties officeooo:rsid="00121d87" officeooo:paragraph-rsid="00121d87"/>
    </style:style>
    <style:style style:name="P4" style:family="paragraph" style:parent-style-name="Standard">
      <style:text-properties officeooo:rsid="001240d2" officeooo:paragraph-rsid="001240d2"/>
    </style:style>
    <style:style style:name="P5" style:family="paragraph" style:parent-style-name="Standard">
      <style:text-properties officeooo:rsid="001240d2" officeooo:paragraph-rsid="0012ccad"/>
    </style:style>
    <style:style style:name="P6" style:family="paragraph" style:parent-style-name="Standard">
      <style:text-properties officeooo:rsid="0013a571" officeooo:paragraph-rsid="0013a571"/>
    </style:style>
    <style:style style:name="P7" style:family="paragraph" style:parent-style-name="Standard">
      <style:text-properties fo:font-size="10pt" officeooo:rsid="001015cf" officeooo:paragraph-rsid="001015cf" style:font-size-asian="10pt" style:font-size-complex="10pt"/>
    </style:style>
    <style:style style:name="P8" style:family="paragraph" style:parent-style-name="Standard">
      <style:text-properties officeooo:rsid="0014b94c" officeooo:paragraph-rsid="0014b94c"/>
    </style:style>
    <style:style style:name="P9" style:family="paragraph" style:parent-style-name="Standard">
      <style:text-properties style:text-underline-style="solid" style:text-underline-width="auto" style:text-underline-color="font-color" officeooo:rsid="0014b94c" officeooo:paragraph-rsid="0014b94c"/>
    </style:style>
    <style:style style:name="P10" style:family="paragraph" style:parent-style-name="Standard">
      <style:text-properties style:text-underline-style="solid" style:text-underline-width="auto" style:text-underline-color="font-color" officeooo:rsid="001240d2" officeooo:paragraph-rsid="001240d2"/>
    </style:style>
    <style:style style:name="T1" style:family="text">
      <style:text-properties officeooo:rsid="00105c2f"/>
    </style:style>
    <style:style style:name="T2" style:family="text">
      <style:text-properties officeooo:rsid="0012cca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a571" style:font-style-asian="normal" style:font-style-complex="normal"/>
    </style:style>
    <style:style style:name="T5" style:family="text">
      <style:text-properties officeooo:rsid="0014b94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4b94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b94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############################ <text:s/>Notes <text:s/>############################################</text:p>
      <text:p text:style-name="P7">Things that need to be done:</text:p>
      <text:p text:style-name="P7">- prefiltering</text:p>
      <text:p text:style-name="P7"><text:tab/></text:p>
      <text:p text:style-name="P7"><text:tab/>- drug instances → here I will need unique drug IDs and the frequency of them (I will manage to work with them further)</text:p>
      <text:p text:style-name="P7"><text:tab/>- population descriptors → lowest frequency group <text:span text:style-name="T1">(Age, Sex)</text:span></text:p>
      <text:p text:style-name="P7"><text:tab/>- side effects profile → number of occurences for each side effect</text:p>
      <text:p text:style-name="P7"><text:tab/>- etc.</text:p>
      <text:p text:style-name="P7">- Junko-san</text:p>
      <text:p text:style-name="P7"><text:tab/>- MedDRA database Japanese-English bilingual version prescription</text:p>
      <text:p text:style-name="P7">- After these steps</text:p>
      <text:p text:style-name="P7">- create some <text:span text:style-name="T3">kind of master file </text:span><text:span text:style-name="T4">(?)</text:span></text:p>
      <text:p text:style-name="P1"/>
      <text:p text:style-name="P6">###################### Things to do + what we have discussed #########################</text:p>
      <text:p text:style-name="P2">0. Statistics </text:p>
      <text:p text:style-name="P2">1. Create a frequency table for drugs</text:p>
      <text:p text:style-name="P2"><text:tab/>- Filtering out those with too few occurences <text:span text:style-name="T5">automatically (because of ML, if there is no <text:tab/><text:tab/>reasonable number of occurences, you can propose any number)</text:span></text:p>
      <text:p text:style-name="P2"><text:tab/>- See if there are any drugs with different unique names in the JADER database (in essence, <text:tab/><text:tab/>group them by an ever growing match) <text:span text:style-name="T5">← to filter out typos, similar instances, etc.</text:span></text:p>
      <text:p text:style-name="P2"><text:tab/>- Match drug names with DrugBank’s names, see if there are non-matching names in <text:tab/><text:tab/><text:tab/>JADER <text:span text:style-name="T5">← To find drugs not represented in DrugBank</text:span></text:p>
      <text:p text:style-name="P8"><text:tab/><text:span text:style-name="T6">Here</text:span>: we should discuss progress regularly and also every filtering step, imho</text:p>
      <text:p text:style-name="P2"/>
      <text:p text:style-name="P2">2. Calculate case completeness for different drugs (with Age + Sex; with Age + Sex + Weight + Height)</text:p>
      <text:p text:style-name="P2"><text:tab/><text:span text:style-name="T7">Here</text:span><text:span text:style-name="T5">: we should discuss how many instances do we lose if we stick to weight + height data</text:span></text:p>
      <text:p text:style-name="P2"/>
      <text:p text:style-name="P2">3. Create frequency table for side effects</text:p>
      <text:p text:style-name="P2"><text:tab/><text:span text:style-name="T7">Here</text:span><text:span text:style-name="T5">: we should discuss, if one side effect occurrence is enough (as an idea we might use <text:tab/><text:tab/>side effect ontology of MedDRA to learn similarity between side effects)</text:span></text:p>
      <text:p text:style-name="P2"/>
      <text:p text:style-name="P2">4. Create case table for duplicate drugs in the same case (please, be aware for partial name matches)</text:p>
      <text:p text:style-name="P1"><text:tab/><text:span text:style-name="T7">Here</text:span><text:span text:style-name="T5">: we should discuss what we know about these cases and whether it is reasonable to <text:tab/><text:tab/>assume that they are accidental duplicate reports and not real drug duplications</text:span></text:p>
      <text:p text:style-name="P3"/>
      <text:p text:style-name="P8">################################ Database #######################################</text:p>
      <text:p text:style-name="P4">Data <text:span text:style-name="T5">examples</text:span></text:p>
      <text:p text:style-name="P4"><text:span text:style-name="T9">J</text:span><text:span text:style-name="T5">apanese </text:span><text:span text:style-name="T8">A</text:span>dverse <text:span text:style-name="T9">D</text:span><text:span text:style-name="T5">rug </text:span><text:span text:style-name="T8">E</text:span>vent <text:span text:style-name="T9">R</text:span><text:span text:style-name="T5">eport d</text:span>atabase</text:p>
      <text:p text:style-name="P4"/>
      <text:p text:style-name="P9">Content</text:p>
      <text:p text:style-name="P4">Drug – side effect combinations (+ concomitantly taken drug)</text:p>
      <text:p text:style-name="P4">Drug – Drug – side effect combinations <text:span text:style-name="T5">(+designated interactions, if indicated + concomitant drugs)</text:span></text:p>
      <text:p text:style-name="P4"/>
      <text:p text:style-name="P10">Examples</text:p>
      <text:p text:style-name="P4">Drug 1 (suspicious)→ causes AE A</text:p>
      <text:p text:style-name="P4">Drug 1 <text:span text:style-name="T2">(interacting) </text:span>+ Drug 2 (interactin<text:span text:style-name="T2">g</text:span>)→ AE B</text:p>
      <text:p text:style-name="P5">Drug 1 (suspicious) + Drug 2 (concomittantly) → AE A</text:p>
      <text:p text:style-name="P5">Drug 1 (suspicious) + Drug 2 (concomitant) <text:span text:style-name="T2">+ Drug 3 (concomitant)… Drug X → AE A</text:span></text:p>
      <text:p text:style-name="P5">Drug 1 <text:span text:style-name="T2">(interacting) </text:span>+ Drug 2 (interactin<text:span text:style-name="T2">g</text:span>) <text:span text:style-name="T2">+ Drug 3 (concomitant)… Drug X → </text:span><text:s/>AE B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4:57:54.792579569</meta:creation-date>
    <dc:date>2021-02-10T17:23:58.452239184</dc:date>
    <meta:editing-duration>PT52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398" meta:character-count="2470" meta:non-whitespace-character-count="2077"/>
  </office:meta>
</office:document-meta>
</file>